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72fc" officeooo:paragraph-rsid="000672fc"/>
    </style:style>
    <style:style style:name="P2" style:family="paragraph" style:parent-style-name="Standard">
      <style:text-properties officeooo:rsid="000672fc" officeooo:paragraph-rsid="000672fc"/>
    </style:style>
    <style:style style:name="P3" style:family="paragraph" style:parent-style-name="Standard">
      <style:text-properties officeooo:rsid="000c3e18" officeooo:paragraph-rsid="000c3e18"/>
    </style:style>
    <style:style style:name="T1" style:family="text">
      <style:text-properties officeooo:rsid="0006ca07"/>
    </style:style>
    <style:style style:name="T2" style:family="text">
      <style:text-properties officeooo:rsid="000a48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Neural Network Language:</text:p>
      <text:p text:style-name="P1"/>
      <text:p text:style-name="P1">- should be XML based</text:p>
      <text:p text:style-name="P1">- should organize data in third normal form</text:p>
      <text:p text:style-name="P1">- sql compatible</text:p>
      <text:p text:style-name="P1"><text:s/>→ construction idea:</text:p>
      <text:p text:style-name="P1"><text:tab/>→ components with parameters (number neurons ...) → one table</text:p>
      <text:p text:style-name="P1"><text:tab/>→ Linkingtable with foreign keys to components. And params (linking prob …, link distribution)</text:p>
      <text:p text:style-name="P1"/>
      <text:p text:style-name="P1">→<text:span text:style-name="T1"> Zellverbindungen können über eigene Verknüpungstabelle gespeichert werden. Key: (component Id,neuronnumber). Falls notwendig.</text:span></text:p>
      <text:p text:style-name="P1"/>
      <text:p text:style-name="P1">→<text:span text:style-name="T2"> sql wahrscheinlich nicht sinnvoll da nur grobe struktur beschrieben wird</text:span></text:p>
      <text:p text:style-name="P1"><text:tab/>→<text:span text:style-name="T2"> <text:s/>des Weiteren nicht sinnvoll da anfragen auf daten schon bekannt sind und sql/relationale struktur keine vorteile liefert.</text:span></text:p>
      <text:p text:style-name="P1"/>
      <text:p text:style-name="P3">Nnml nicht für spiking geeignet, <text:s/>da nur values, keines arrays übergeben in connections übergeben werden (wahrscheinlich leicht anpassbar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7:11:47.560399312</meta:creation-date>
    <dc:date>2017-03-21T09:46:26.284452924</dc:date>
    <meta:editing-duration>PT1H48M56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107" meta:character-count="752" meta:non-whitespace-character-count="649"/>
  </office:meta>
</office:document-meta>
</file>